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1" svg:font-family="'Courier New'" style:font-pitch="fixed"/>
    <style:font-face style:name="Courier New" svg:font-family="'Courier New'" style:font-adornments="Standard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895cm" style:rel-column-width="22724*"/>
    </style:style>
    <style:style style:name="Tabelle1.B" style:family="table-column">
      <style:table-column-properties style:column-width="11.105cm" style:rel-column-width="4281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895cm" style:rel-column-width="22724*"/>
    </style:style>
    <style:style style:name="Tabelle2.B" style:family="table-column">
      <style:table-column-properties style:column-width="11.105cm" style:rel-column-width="4281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 officeooo:rsid="000b769b" officeooo:paragraph-rsid="000b769b"/>
    </style:style>
    <style:style style:name="P2" style:family="paragraph" style:parent-style-name="Standard">
      <style:text-properties fo:language="en" fo:country="GB" officeooo:rsid="000b769b" officeooo:paragraph-rsid="000c0355"/>
    </style:style>
    <style:style style:name="P3" style:family="paragraph" style:parent-style-name="Standard">
      <style:text-properties fo:language="en" fo:country="GB" fo:font-style="italic" officeooo:rsid="000b769b" officeooo:paragraph-rsid="000b769b" style:font-style-asian="italic" style:font-style-complex="italic"/>
    </style:style>
    <style:style style:name="P4" style:family="paragraph" style:parent-style-name="Standard">
      <style:text-properties fo:language="en" fo:country="GB" fo:font-style="normal" officeooo:rsid="000b769b" officeooo:paragraph-rsid="000b769b" style:font-style-asian="normal" style:font-style-complex="normal"/>
    </style:style>
    <style:style style:name="P5" style:family="paragraph" style:parent-style-name="Standard">
      <style:text-properties fo:language="en" fo:country="GB" officeooo:rsid="000c0355" officeooo:paragraph-rsid="000c0355"/>
    </style:style>
    <style:style style:name="P6" style:family="paragraph" style:parent-style-name="Text_20_body">
      <style:text-properties officeooo:rsid="000c0355" officeooo:paragraph-rsid="000c0355"/>
    </style:style>
    <style:style style:name="P7" style:family="paragraph" style:parent-style-name="Text_20_body">
      <style:text-properties officeooo:rsid="000cdff3" officeooo:paragraph-rsid="000cdff3"/>
    </style:style>
    <style:style style:name="P8" style:family="paragraph" style:parent-style-name="Table_20_Contents">
      <style:text-properties officeooo:rsid="000b769b" officeooo:paragraph-rsid="000b769b"/>
    </style:style>
    <style:style style:name="P9" style:family="paragraph" style:parent-style-name="Table_20_Contents">
      <style:text-properties fo:language="en" fo:country="GB" officeooo:rsid="000b769b" officeooo:paragraph-rsid="000b769b"/>
    </style:style>
    <style:style style:name="P10" style:family="paragraph" style:parent-style-name="Table_20_Contents">
      <style:text-properties fo:language="en" fo:country="GB" officeooo:rsid="000b769b" officeooo:paragraph-rsid="000c0355"/>
    </style:style>
    <style:style style:name="P11" style:family="paragraph" style:parent-style-name="Table_20_Contents">
      <style:text-properties fo:language="en" fo:country="GB" officeooo:rsid="000c0355" officeooo:paragraph-rsid="000c0355"/>
    </style:style>
    <style:style style:name="P12" style:family="paragraph" style:parent-style-name="Table_20_Contents">
      <style:text-properties officeooo:paragraph-rsid="000b769b"/>
    </style:style>
    <style:style style:name="P13" style:family="paragraph" style:parent-style-name="Code">
      <style:text-properties style:font-name="Courier New1" fo:font-size="10pt" style:font-size-asian="10pt" style:font-size-complex="10pt"/>
    </style:style>
    <style:style style:name="P14" style:family="paragraph" style:parent-style-name="Code">
      <style:text-properties officeooo:rsid="000dff58" officeooo:paragraph-rsid="000dff58"/>
    </style:style>
    <style:style style:name="P15" style:family="paragraph" style:parent-style-name="Code">
      <style:text-properties officeooo:rsid="000f4e69" officeooo:paragraph-rsid="000f4e69"/>
    </style:style>
    <style:style style:name="P16" style:family="paragraph" style:parent-style-name="Text_20_body">
      <style:text-properties fo:language="en" fo:country="GB" officeooo:paragraph-rsid="000c0355"/>
    </style:style>
    <style:style style:name="P17" style:family="paragraph" style:parent-style-name="Text_20_body">
      <style:text-properties officeooo:rsid="0012e25c" officeooo:paragraph-rsid="0012e25c"/>
    </style:style>
    <style:style style:name="P18" style:family="paragraph" style:parent-style-name="Heading_20_1">
      <style:text-properties officeooo:rsid="000c0355" officeooo:paragraph-rsid="000c0355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  <style:text-properties officeooo:rsid="000c0355" officeooo:paragraph-rsid="000c0355"/>
    </style:style>
    <style:style style:name="P21" style:family="paragraph" style:parent-style-name="Code">
      <style:text-properties fo:language="en" fo:country="GB" officeooo:rsid="000f4e69" officeooo:paragraph-rsid="0012ff3a"/>
    </style:style>
    <style:style style:name="P22" style:family="paragraph" style:parent-style-name="Code">
      <style:text-properties fo:language="en" fo:country="GB" officeooo:rsid="0012ff3a" officeooo:paragraph-rsid="0012ff3a"/>
    </style:style>
    <style:style style:name="P23" style:family="paragraph" style:parent-style-name="Code">
      <style:text-properties fo:language="en" fo:country="GB" officeooo:rsid="000b769b" officeooo:paragraph-rsid="0012ff3a"/>
    </style:style>
    <style:style style:name="P24" style:family="paragraph" style:parent-style-name="Code">
      <style:text-properties officeooo:paragraph-rsid="0012ff3a"/>
    </style:style>
    <style:style style:name="P25" style:family="paragraph" style:parent-style-name="Heading_20_2">
      <style:text-properties officeooo:rsid="0012ff3a" officeooo:paragraph-rsid="0012ff3a"/>
    </style:style>
    <style:style style:name="P26" style:family="paragraph" style:parent-style-name="Standard">
      <style:text-properties fo:language="en" fo:country="GB" officeooo:rsid="000b769b" officeooo:paragraph-rsid="000c0355"/>
    </style:style>
    <style:style style:name="P27" style:family="paragraph" style:parent-style-name="Standard">
      <style:text-properties fo:language="en" fo:country="GB" officeooo:rsid="000b769b" officeooo:paragraph-rsid="000b769b"/>
    </style:style>
    <style:style style:name="P28" style:family="paragraph" style:parent-style-name="Standard">
      <style:text-properties fo:language="en" fo:country="GB" officeooo:rsid="0012e25c" officeooo:paragraph-rsid="0012e25c"/>
    </style:style>
    <style:style style:name="T1" style:family="text">
      <style:text-properties officeooo:rsid="000b769b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0b769b"/>
    </style:style>
    <style:style style:name="T4" style:family="text">
      <style:text-properties officeooo:rsid="000c0355"/>
    </style:style>
    <style:style style:name="T5" style:family="text">
      <style:text-properties officeooo:rsid="000cdff3"/>
    </style:style>
    <style:style style:name="T6" style:family="text">
      <style:text-properties officeooo:rsid="000dff58"/>
    </style:style>
    <style:style style:name="T7" style:family="text">
      <style:text-properties officeooo:rsid="0010ed08"/>
    </style:style>
    <style:style style:name="T8" style:family="text">
      <style:text-properties officeooo:rsid="0012ff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directory structure is only recommended, but not mandatory.</text:p>
      <text:p text:style-name="P1"/>
      <text:p text:style-name="P1">Let's assume, you have a account „osm“ and its home is /home/osm.</text:p>
      <text:h text:style-name="P18" text:outline-level="1">Preinstallation Steps</text:h>
      <text:h text:style-name="Heading_20_2" text:outline-level="2">Server - Filesystem</text:h>
      <text:h text:style-name="Heading_20_2" text:outline-level="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~/apps</text:p>
          </table:table-cell>
          <table:table-cell table:style-name="Tabelle1.B1" office:value-type="string">
            <text:p text:style-name="P9">start point for some repositories</text:p>
          </table:table-cell>
        </table:table-row>
        <table:table-row>
          <table:table-cell table:style-name="Tabelle1.A2" office:value-type="string">
            <text:p text:style-name="P1">~/apps/housenumbercore</text:p>
          </table:table-cell>
          <table:table-cell table:style-name="Tabelle1.B2" office:value-type="string">
            <text:p text:style-name="P9">root dir for repo <text:a xlink:type="simple" xlink:href="https://github.com/regio-osm/housenumbercore" text:style-name="Internet_20_link" text:visited-style-name="Visited_20_Internet_20_Link">housenumbercore</text:a></text:p>
          </table:table-cell>
        </table:table-row>
        <table:table-row>
          <table:table-cell table:style-name="Tabelle1.A2" office:value-type="string">
            <text:p text:style-name="P1">~/apps/housenumberclient</text:p>
          </table:table-cell>
          <table:table-cell table:style-name="Tabelle1.B2" office:value-type="string">
            <text:p text:style-name="P12"><text:span text:style-name="T3">root dir for repo </text:span><text:a xlink:type="simple" xlink:href="https://github.com/regio-osm/housenumberclient" text:style-name="Internet_20_link" text:visited-style-name="Visited_20_Internet_20_Link">housenumberclient</text:a></text:p>
          </table:table-cell>
        </table:table-row>
        <table:table-row>
          <table:table-cell table:style-name="Tabelle1.A2" office:value-type="string">
            <text:p text:style-name="P1">~/apps/housenumberinstantclient</text:p>
          </table:table-cell>
          <table:table-cell table:style-name="Tabelle1.B2" office:value-type="string">
            <text:p text:style-name="P8">root dir for another instance of <text:span text:style-name="T2">repo </text:span><text:a xlink:type="simple" xlink:href="https://github.com/regio-osm/housenumberclient" text:style-name="Internet_20_link" text:visited-style-name="Visited_20_Internet_20_Link">housenumberclient</text:a><text:span text:style-name="T2"><text:line-break/>for instant evaluation requests via website frontend</text:span></text:p>
          </table:table-cell>
        </table:table-row>
        <table:table-row>
          <table:table-cell table:style-name="Tabelle1.A2" office:value-type="string">
            <text:p text:style-name="P4">~/apps/housenumberserverAPI</text:p>
          </table:table-cell>
          <table:table-cell table:style-name="Tabelle1.B2" office:value-type="string">
            <text:p text:style-name="P8">root dir for repo <text:a xlink:type="simple" xlink:href="https://github.com/regio-osm/housenumberserverAPI" text:style-name="Internet_20_link" text:visited-style-name="Visited_20_Internet_20_Link">housenumberserverAPI</text:a></text:p>
          </table:table-cell>
        </table:table-row>
        <table:table-row>
          <table:table-cell table:style-name="Tabelle1.A2" office:value-type="string">
            <text:p text:style-name="P3">~/apps/housenumberfrontend</text:p>
          </table:table-cell>
          <table:table-cell table:style-name="Tabelle1.B2" office:value-type="string">
            <text:p text:style-name="P8">future root dir for repo <text:a xlink:type="simple" xlink:href="https://github.com/regio-osm/housenumberfrontend" text:style-name="Internet_20_link" text:visited-style-name="Visited_20_Internet_20_Link">housenumberfrontend</text:a></text:p>
          </table:table-cell>
        </table:table-row>
        <table:table-row>
          <table:table-cell table:style-name="Tabelle1.A2" office:value-type="string">
            <text:p text:style-name="P4">~/apps/production</text:p>
          </table:table-cell>
          <table:table-cell table:style-name="Tabelle1.B2" office:value-type="string">
            <text:p text:style-name="P8">root dir for private repo <text:a xlink:type="simple" xlink:href="https://gitlab.com/regio-osm/regio-osm" text:style-name="Internet_20_link" text:visited-style-name="Visited_20_Internet_20_Link">regio-osm</text:a><text:line-break/>actual web frontend for both housenumber evaluation and streetlist evaluation.</text:p>
            <text:p text:style-name="P8">It's planned, that repo housenumberfrontend is the newer, public version as web frontend</text:p>
          </table:table-cell>
        </table:table-row>
        <table:table-row>
          <table:table-cell table:style-name="Tabelle1.A2" office:value-type="string">
            <text:p text:style-name="P4">~/osmdb</text:p>
          </table:table-cell>
          <table:table-cell table:style-name="Tabelle1.B2" office:value-type="string">
            <text:p text:style-name="P8">root dir for a local osm DB in structure osm2pgsql.<text:line-break/>This is not the DB data file, it contains some scripts to create the DB and to hold the db up-to-date</text:p>
          </table:table-cell>
        </table:table-row>
      </table:table>
      <text:p text:style-name="P1"/>
      <text:h text:style-name="Heading_20_3" text:outline-level="3">Modul<text:span text:style-name="T1">e</text:span> housenumbercore</text:h>
      <text:p text:style-name="P1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~/apps/housenumbercore</text:p>
          </table:table-cell>
          <table:table-cell table:style-name="Tabelle2.B1" office:value-type="string">
            <text:p text:style-name="P10">root dir for repo <text:a xlink:type="simple" xlink:href="https://github.com/regio-osm/housenumbercore" text:style-name="Internet_20_link" text:visited-style-name="Visited_20_Internet_20_Link">housenumbercore</text:a></text:p>
          </table:table-cell>
        </table:table-row>
        <table:table-row>
          <table:table-cell table:style-name="Tabelle2.A2" office:value-type="string">
            <text:p text:style-name="P5"><text:span text:style-name="T1">~/apps/housenumbercore/<text:line-break/></text:span>housenumbercore.properties</text:p>
          </table:table-cell>
          <table:table-cell table:style-name="Tabelle2.B2" office:value-type="string">
            <text:p text:style-name="P11">property file, which contains import DB connection and file system information for the code to work<text:line-break/>After installation from repo, this file is still missing. See housenumbercore.properties.sample for a template of this file</text:p>
          </table:table-cell>
        </table:table-row>
        <table:table-row>
          <table:table-cell table:style-name="Tabelle2.A2" office:value-type="string">
            <text:p text:style-name="P2">~/apps/housenumbercore/</text:p>
            <text:p text:style-name="P5">housenumbercore.properties.sample</text:p>
          </table:table-cell>
          <table:table-cell table:style-name="Tabelle2.B2" office:value-type="string">
            <text:p text:style-name="P11">a sample property file, with all properties and comments.<text:line-break/>Copy or rename this file to housenumbercore.properties and fill in the properties to your settings</text:p>
          </table:table-cell>
        </table:table-row>
        <table:table-row>
          <table:table-cell table:style-name="Tabelle2.A2" office:value-type="string">
            <text:p text:style-name="P2">~/apps/housenumbercore/<text:span text:style-name="T4">data</text:span></text:p>
          </table:table-cell>
          <table:table-cell table:style-name="Tabelle2.B2" office:value-type="string">
            <text:p text:style-name="P11">root dir for housenumber lists to import into housenumber evaluation db</text:p>
          </table:table-cell>
        </table:table-row>
        <table:table-row>
          <table:table-cell table:style-name="Tabelle2.A2" office:value-type="string">
            <text:p text:style-name="P2">~/apps/housenumbercore/<text:span text:style-name="T4">src</text:span></text:p>
          </table:table-cell>
          <table:table-cell table:style-name="Tabelle2.B2" office:value-type="string">
            <text:p text:style-name="P11">root dir for all source codes in the repo</text:p>
          </table:table-cell>
        </table:table-row>
      </table:table>
      <text:p text:style-name="P2"/>
      <text:h text:style-name="P19" text:outline-level="1"/>
      <text:h text:style-name="P20" text:outline-level="1">Create a user and a group in ubuntu</text:h>
      <text:p text:style-name="P5">I add a unix user “hnrtest” for installation and later production work.</text:p>
      <text:p text:style-name="P5"/>
      <text:p text:style-name="P13">sudo addgroup hnrtest</text:p>
      <text:p text:style-name="P13">sudo useradd hnrtest -g hnrtest -m -s /bin/bash</text:p>
      <text:p text:style-name="P13"/>
      <text:h text:style-name="P18" text:outline-level="1">Postgres Database and Extensions</text:h>
      <text:p text:style-name="P6">I assume, there is an installation postgresql RDBMS, at least Version 9.3. <text:span text:style-name="T5">I work with version 9.5, as of 2018-04.</text:span></text:p>
      <text:p text:style-name="P7">A typical installation could be:</text:p>
      <text:p text:style-name="P13">sudo apt-get install postgresql postgresql-contrib postgis postgresql-9.5-postgis-2.2</text:p>
      <text:p text:style-name="Code"/>
      <text:p text:style-name="P6">We need the extensions „postgis“ and „hstore“ <text:span text:style-name="T5">later during DB installation.</text:span></text:p>
      <text:h text:style-name="Heading_20_1" text:outline-level="1">Housenumber Evaluation Database Creation</text:h>
      <text:p text:style-name="Standard">In <text:span text:style-name="T5">this example, i call the new housenumber evaluation database „housenumbers“, but you can use an name of your preference.</text:span></text:p>
      <text:p text:style-name="Standard"/>
      <text:p text:style-name="Code">sudo -u postgres -i</text:p>
      <text:p text:style-name="Code">createuser <text:span text:style-name="T5">hnrtest</text:span></text:p>
      <text:p text:style-name="Code">createdb -E UTF8 -O <text:span text:style-name="T5">hnrtest</text:span> <text:span text:style-name="T5">housenumbers</text:span></text:p>
      <text:p text:style-name="P14">psql -d housenumbers</text:p>
      <text:p text:style-name="P14">housenumbers=# create extension postgis;</text:p>
      <text:p text:style-name="P14">housenumbers=# create extension hstore;</text:p>
      <text:p text:style-name="P15"><text:span text:style-name="T6">housenumbers=# </text:span>\q</text:p>
      <text:p text:style-name="Code">exit <text:s/># to exit from <text:span text:style-name="T7">unix </text:span>user postgres</text:p>
      <text:p text:style-name="Standard"/>
      <text:p text:style-name="Standard"><text:span text:style-name="T5">A</text:span>s normal unix user hnrtest, test to login into created db:</text:p>
      <text:p text:style-name="Standard"/>
      <text:p text:style-name="Code">psql -d housenumbers -U hnrtest</text:p>
      <text:p text:style-name="P21"><text:span text:style-name="T6">housenumbers=# </text:span>\<text:span text:style-name="T8">d</text:span></text:p>
      <text:p text:style-name="P21"/>
      <text:p text:style-name="Standard">This should be the output</text:p>
      <text:p text:style-name="P22"><text:s text:c="22"/>List of relations</text:p>
      <text:p text:style-name="P22"><text:s/>Schema | <text:s text:c="13"/>Name <text:s text:c="14"/>| <text:s text:c="2"/>Type <text:s text:c="2"/>| <text:s/>Owner <text:s text:c="2"/></text:p>
      <text:p text:style-name="P22">--------+---------------------------------+----------+----------</text:p>
      <text:p text:style-name="P22"><text:s/>public | geography_columns <text:s text:c="14"/>| view <text:s text:c="4"/>| postgres</text:p>
      <text:p text:style-name="P22"><text:s/>public | geometry_columns <text:s text:c="15"/>| view <text:s text:c="4"/>| postgres</text:p>
      <text:p text:style-name="P22"><text:s/>public | raster_columns <text:s text:c="17"/>| view <text:s text:c="4"/>| postgres</text:p>
      <text:p text:style-name="P22"><text:s/>public | raster_overviews <text:s text:c="15"/>| view <text:s text:c="4"/>| postgres</text:p>
      <text:p text:style-name="P22"><text:s/>public | spatial_ref_sys <text:s text:c="16"/>| table <text:s text:c="3"/>| postgres</text:p>
      <text:p text:style-name="P23"/>
      <text:p text:style-name="Standard"><text:span text:style-name="T8">E</text:span>xit the db:</text:p>
      <text:p text:style-name="P22"/>
      <text:p text:style-name="P21"><text:span text:style-name="T6">housenumbers=# </text:span>\<text:span text:style-name="T8">q</text:span></text:p>
      <text:p text:style-name="P21"/>
      <text:h text:style-name="P25" text:outline-level="2">Creation of base tables and views</text:h>
      <text:p text:style-name="Standard">Please be sure, that you are in root dir<text:span text:style-name="T8">ectory</text:span> of repo housenumbercore.</text:p>
      <text:p text:style-name="Standard"><text:soft-page-break/></text:p>
      <text:p text:style-name="P24">psql -d housenumbers -U hnrtest</text:p>
      <text:p text:style-name="P21"/>
      <text:p text:style-name="P21"/>
      <text:p text:style-name="P21"/>
      <text:p text:style-name="P1"/>
      <text:p text:style-name="P28"/>
      <text:h text:style-name="Heading_20_1" text:outline-level="1">ToDo List</text:h>
      <text:h text:style-name="Heading_20_2" text:outline-level="2">Software components</text:h>
      <text:p text:style-name="P17">node.js, npm and node-js packages</text:p>
      <text:p text:style-name="P17">geoserver</text:p>
      <text:p text:style-name="P1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1" svg:font-family="'Courier New'" style:font-pitch="fixed"/>
    <style:font-face style:name="Courier New" svg:font-family="'Courier New'" style:font-adornments="Standard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de" style:family="paragraph" style:parent-style-name="Standard">
      <style:paragraph-properties style:writing-mode="page"/>
      <style:text-properties style:font-name="Courier New" fo:font-family="'Courier New'" style:font-style-name="Standard" style:font-pitch="fixed" fo:font-size="10pt" fo:language="en" fo:country="GB" officeooo:rsid="000c0355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2:18:08.124903313</meta:creation-date>
    <dc:date>2018-04-28T17:15:48.421623131</dc:date>
    <meta:editing-duration>PT4H57M33S</meta:editing-duration>
    <meta:editing-cycles>8</meta:editing-cycles>
    <meta:generator>LibreOffice/5.2.5.1$Linux_X86_64 LibreOffice_project/0312e1a284a7d50ca85a365c316c7abbf20a4d22</meta:generator>
    <meta:document-statistic meta:table-count="2" meta:image-count="0" meta:object-count="0" meta:page-count="3" meta:paragraph-count="73" meta:word-count="472" meta:character-count="3466" meta:non-whitespace-character-count="2910"/>
  </office:meta>
</office:document-meta>
</file>